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1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31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5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05:54:12.543915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6:10:04.025910001</meta:creation-date>
    <dc:date>2020-05-12T05:58:32.517074816</dc:date>
    <meta:editing-duration>PT11H49M7S</meta:editing-duration>
    <meta:editing-cycles>115</meta:editing-cycles>
    <meta:generator>LibreOffice/6.2.8.2$Linux_X86_64 LibreOffice_project/20$Build-2</meta:generator>
    <meta:document-statistic meta:table-count="43" meta:cell-count="1476" meta:object-count="0"/>
  </office:meta>
</office:document-meta>
</file>